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Whitney" svg:font-family="Whitney, 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3961"/>
    </style:style>
    <style:style style:name="P2" style:family="paragraph" style:parent-style-name="Standard">
      <style:text-properties officeooo:rsid="0006c289" officeooo:paragraph-rsid="0006c289"/>
    </style:style>
    <style:style style:name="P3" style:family="paragraph" style:parent-style-name="Standard">
      <style:text-properties fo:color="#c9211e" loext:opacity="100%" fo:font-size="16pt" fo:font-weight="bold" officeooo:rsid="0006c289" officeooo:paragraph-rsid="0006c289" style:font-size-asian="14pt" style:font-weight-asian="bold" style:font-size-complex="16pt" style:font-weight-complex="bold"/>
    </style:style>
    <style:style style:name="P4" style:family="paragraph" style:parent-style-name="Standard">
      <style:text-properties fo:color="#c9211e" loext:opacity="100%" fo:font-size="16pt" fo:font-weight="bold" officeooo:rsid="0009c5a2" officeooo:paragraph-rsid="0009c5a2" style:font-size-asian="14pt" style:font-weight-asian="bold" style:font-size-complex="16pt" style:font-weight-complex="bold"/>
    </style:style>
    <style:style style:name="P5" style:family="paragraph" style:parent-style-name="Standard">
      <style:text-properties fo:color="#c9211e" loext:opacity="100%" fo:font-size="16pt" fo:font-weight="bold" officeooo:rsid="00197519" officeooo:paragraph-rsid="00197519" style:font-size-asian="14pt" style:font-weight-asian="bold" style:font-size-complex="16pt" style:font-weight-complex="bold"/>
    </style:style>
    <style:style style:name="P6" style:family="paragraph" style:parent-style-name="Standard">
      <style:text-properties fo:color="#c9211e" loext:opacity="100%" fo:font-size="16pt" fo:font-weight="bold" officeooo:rsid="000c8b84" officeooo:paragraph-rsid="002ab244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normal" officeooo:rsid="00055715" officeooo:paragraph-rsid="00055715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055715" officeooo:paragraph-rsid="00053961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06c289" officeooo:paragraph-rsid="0006c289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06c289" officeooo:paragraph-rsid="0015700c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0e71fe" officeooo:paragraph-rsid="000e71fe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0b6e56" officeooo:paragraph-rsid="002ab244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15700c" officeooo:paragraph-rsid="0015700c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197519" officeooo:paragraph-rsid="00197519" style:font-size-asian="14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0f2a7d" officeooo:paragraph-rsid="00197519" style:font-size-asian="14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1c060f" officeooo:paragraph-rsid="002ab244" style:font-size-asian="14pt" style:font-weight-asian="normal" style:font-size-complex="16pt" style:font-weight-complex="normal"/>
    </style:style>
    <style:style style:name="P17" style:family="paragraph" style:parent-style-name="Standard">
      <style:text-properties fo:font-size="16pt" officeooo:rsid="00053961" officeooo:paragraph-rsid="0006c289" style:font-size-asian="14pt" style:font-size-complex="16pt"/>
    </style:style>
    <style:style style:name="P18" style:family="paragraph" style:parent-style-name="Standard">
      <style:text-properties fo:font-size="16pt" officeooo:rsid="00053961" officeooo:paragraph-rsid="002ab244" style:font-size-asian="14pt" style:font-size-complex="16pt"/>
    </style:style>
    <style:style style:name="P19" style:family="paragraph" style:parent-style-name="Standard">
      <style:text-properties fo:font-size="16pt" officeooo:rsid="00053961" officeooo:paragraph-rsid="00053961" style:font-size-asian="14pt" style:font-size-complex="16pt"/>
    </style:style>
    <style:style style:name="P20" style:family="paragraph" style:parent-style-name="Standard">
      <style:text-properties fo:font-size="16pt" officeooo:rsid="00055715" officeooo:paragraph-rsid="00055715" style:font-size-asian="14pt" style:font-size-complex="16pt"/>
    </style:style>
    <style:style style:name="P21" style:family="paragraph" style:parent-style-name="Standard">
      <style:text-properties fo:font-size="16pt" officeooo:rsid="00055715" officeooo:paragraph-rsid="0012c479" style:font-size-asian="14pt" style:font-size-complex="16pt"/>
    </style:style>
    <style:style style:name="P22" style:family="paragraph" style:parent-style-name="Standard">
      <style:text-properties fo:font-size="16pt" officeooo:rsid="0006c289" officeooo:paragraph-rsid="0006c289" style:font-size-asian="14pt" style:font-size-complex="16pt"/>
    </style:style>
    <style:style style:name="P23" style:family="paragraph" style:parent-style-name="Standard">
      <style:text-properties fo:font-size="16pt" officeooo:rsid="001cdb67" officeooo:paragraph-rsid="001cdb67" style:font-size-asian="14pt" style:font-size-complex="16pt"/>
    </style:style>
    <style:style style:name="P24" style:family="paragraph" style:parent-style-name="Standard">
      <style:text-properties fo:font-size="16pt" officeooo:rsid="00301217" officeooo:paragraph-rsid="00301217" style:font-size-asian="14pt" style:font-size-complex="16pt"/>
    </style:style>
    <style:style style:name="P25" style:family="paragraph" style:parent-style-name="Standard">
      <style:text-properties fo:font-size="16pt" fo:font-weight="bold" officeooo:rsid="000b6e56" officeooo:paragraph-rsid="002ab244" style:font-size-asian="14pt" style:font-weight-asian="bold" style:font-size-complex="16pt" style:font-weight-complex="bold"/>
    </style:style>
    <style:style style:name="P26" style:family="paragraph" style:parent-style-name="Standard">
      <style:text-properties officeooo:paragraph-rsid="00055715"/>
    </style:style>
    <style:style style:name="P27" style:family="paragraph" style:parent-style-name="Standard">
      <style:text-properties officeooo:paragraph-rsid="000e71fe"/>
    </style:style>
    <style:style style:name="P28" style:family="paragraph" style:parent-style-name="Standard">
      <style:text-properties officeooo:paragraph-rsid="000f2a7d"/>
    </style:style>
    <style:style style:name="P29" style:family="paragraph" style:parent-style-name="Standard">
      <style:text-properties style:use-window-font-color="true" loext:opacity="0%" fo:font-size="16pt" fo:font-weight="normal" officeooo:rsid="0009c5a2" officeooo:paragraph-rsid="000e71fe" style:font-size-asian="14pt" style:font-weight-asian="normal" style:font-size-complex="16pt" style:font-weight-complex="normal"/>
    </style:style>
    <style:style style:name="P30" style:family="paragraph" style:parent-style-name="Standard">
      <style:text-properties officeooo:paragraph-rsid="0012c479"/>
    </style:style>
    <style:style style:name="P31" style:family="paragraph" style:parent-style-name="Standard">
      <style:text-properties officeooo:paragraph-rsid="002ab244"/>
    </style:style>
    <style:style style:name="P32" style:family="paragraph" style:parent-style-name="Standard">
      <style:text-properties officeooo:paragraph-rsid="00310acb"/>
    </style:style>
    <style:style style:name="P33" style:family="paragraph" style:parent-style-name="Standard">
      <style:text-properties fo:font-size="16pt" fo:font-weight="normal" officeooo:rsid="0015700c" officeooo:paragraph-rsid="00310acb" style:font-size-asian="14pt" style:font-weight-asian="normal" style:font-size-complex="16pt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53961" style:font-size-asian="14pt" style:font-size-complex="16pt"/>
    </style:style>
    <style:style style:name="T3" style:family="text">
      <style:text-properties fo:font-size="16pt" officeooo:rsid="00055715" style:font-size-asian="14pt" style:font-size-complex="16pt"/>
    </style:style>
    <style:style style:name="T4" style:family="text">
      <style:text-properties fo:font-size="16pt" officeooo:rsid="0006c289" style:font-size-asian="14pt" style:font-size-complex="16pt"/>
    </style:style>
    <style:style style:name="T5" style:family="text">
      <style:text-properties fo:font-size="16pt" officeooo:rsid="000e71fe" style:font-size-asian="14pt" style:font-size-complex="16pt"/>
    </style:style>
    <style:style style:name="T6" style:family="text">
      <style:text-properties fo:font-size="16pt" officeooo:rsid="00197519" style:font-size-asian="14pt" style:font-size-complex="16pt"/>
    </style:style>
    <style:style style:name="T7" style:family="text">
      <style:text-properties fo:font-size="16pt" fo:font-weight="bold" style:font-size-asian="14pt" style:font-weight-asian="bold" style:font-size-complex="16pt" style:font-weight-complex="bold"/>
    </style:style>
    <style:style style:name="T8" style:family="text">
      <style:text-properties fo:font-size="16pt" fo:font-weight="bold" officeooo:rsid="00053961" style:font-size-asian="14pt" style:font-weight-asian="bold" style:font-size-complex="16pt" style:font-weight-complex="bold"/>
    </style:style>
    <style:style style:name="T9" style:family="text">
      <style:text-properties fo:font-size="16pt" fo:font-weight="bold" officeooo:rsid="00055715" style:font-size-asian="14pt" style:font-weight-asian="bold" style:font-size-complex="16pt" style:font-weight-complex="bold"/>
    </style:style>
    <style:style style:name="T10" style:family="text">
      <style:text-properties fo:font-size="16pt" fo:font-weight="bold" officeooo:rsid="0009c5a2" style:font-size-asian="14pt" style:font-weight-asian="bold" style:font-size-complex="16pt" style:font-weight-complex="bold"/>
    </style:style>
    <style:style style:name="T11" style:family="text">
      <style:text-properties fo:font-size="16pt" fo:font-weight="bold" officeooo:rsid="000b6e56" style:font-size-asian="14pt" style:font-weight-asian="bold" style:font-size-complex="16pt" style:font-weight-complex="bold"/>
    </style:style>
    <style:style style:name="T12" style:family="text">
      <style:text-properties fo:font-size="16pt" fo:font-weight="bold" officeooo:rsid="000c8b84" style:font-size-asian="14pt" style:font-weight-asian="bold" style:font-size-complex="16pt" style:font-weight-complex="bold"/>
    </style:style>
    <style:style style:name="T13" style:family="text">
      <style:text-properties fo:font-size="16pt" fo:font-weight="bold" officeooo:rsid="000e71fe" style:font-size-asian="14pt" style:font-weight-asian="bold" style:font-size-complex="16pt" style:font-weight-complex="bold"/>
    </style:style>
    <style:style style:name="T14" style:family="text">
      <style:text-properties fo:font-size="16pt" fo:font-weight="bold" officeooo:rsid="0012c479" style:font-size-asian="14pt" style:font-weight-asian="bold" style:font-size-complex="16pt" style:font-weight-complex="bold"/>
    </style:style>
    <style:style style:name="T15" style:family="text">
      <style:text-properties fo:font-size="16pt" fo:font-weight="bold" officeooo:rsid="001895e8" style:font-size-asian="14pt" style:font-weight-asian="bold" style:font-size-complex="16pt" style:font-weight-complex="bold"/>
    </style:style>
    <style:style style:name="T16" style:family="text">
      <style:text-properties fo:font-size="16pt" fo:font-weight="bold" officeooo:rsid="001cdb67" style:font-size-asian="14pt" style:font-weight-asian="bold" style:font-size-complex="16pt" style:font-weight-complex="bold"/>
    </style:style>
    <style:style style:name="T17" style:family="text">
      <style:text-properties fo:font-size="16pt" fo:font-weight="bold" officeooo:rsid="00310acb" style:font-size-asian="14pt" style:font-weight-asian="bold" style:font-size-complex="16pt" style:font-weight-complex="bold"/>
    </style:style>
    <style:style style:name="T18" style:family="text">
      <style:text-properties fo:font-size="16pt" fo:font-weight="normal" officeooo:rsid="00055715" style:font-size-asian="14pt" style:font-weight-asian="normal" style:font-size-complex="16pt" style:font-weight-complex="normal"/>
    </style:style>
    <style:style style:name="T19" style:family="text">
      <style:text-properties fo:font-size="16pt" fo:font-weight="normal" officeooo:rsid="0006c289" style:font-size-asian="14pt" style:font-weight-asian="normal" style:font-size-complex="16pt" style:font-weight-complex="normal"/>
    </style:style>
    <style:style style:name="T20" style:family="text">
      <style:text-properties fo:font-size="16pt" fo:font-weight="normal" officeooo:rsid="00053961" style:font-size-asian="14pt" style:font-weight-asian="normal" style:font-size-complex="16pt" style:font-weight-complex="normal"/>
    </style:style>
    <style:style style:name="T21" style:family="text">
      <style:text-properties fo:font-size="16pt" fo:font-weight="normal" officeooo:rsid="000b6e56" style:font-size-asian="14pt" style:font-weight-asian="normal" style:font-size-complex="16pt" style:font-weight-complex="normal"/>
    </style:style>
    <style:style style:name="T22" style:family="text">
      <style:text-properties fo:font-size="16pt" fo:font-weight="normal" officeooo:rsid="000bb174" style:font-size-asian="14pt" style:font-weight-asian="normal" style:font-size-complex="16pt" style:font-weight-complex="normal"/>
    </style:style>
    <style:style style:name="T23" style:family="text">
      <style:text-properties fo:font-size="16pt" fo:font-weight="normal" officeooo:rsid="000c8b84" style:font-size-asian="14pt" style:font-weight-asian="normal" style:font-size-complex="16pt" style:font-weight-complex="normal"/>
    </style:style>
    <style:style style:name="T24" style:family="text">
      <style:text-properties fo:font-size="16pt" fo:font-weight="normal" officeooo:rsid="000f6939" style:font-size-asian="14pt" style:font-weight-asian="normal" style:font-size-complex="16pt" style:font-weight-complex="normal"/>
    </style:style>
    <style:style style:name="T25" style:family="text">
      <style:text-properties fo:font-size="16pt" fo:font-weight="normal" officeooo:rsid="001108e8" style:font-size-asian="14pt" style:font-weight-asian="normal" style:font-size-complex="16pt" style:font-weight-complex="normal"/>
    </style:style>
    <style:style style:name="T26" style:family="text">
      <style:text-properties fo:font-size="16pt" fo:font-weight="normal" officeooo:rsid="0012c479" style:font-size-asian="14pt" style:font-weight-asian="normal" style:font-size-complex="16pt" style:font-weight-complex="normal"/>
    </style:style>
    <style:style style:name="T27" style:family="text">
      <style:text-properties fo:font-size="16pt" fo:font-weight="normal" officeooo:rsid="001c060f" style:font-size-asian="14pt" style:font-weight-asian="normal" style:font-size-complex="16pt" style:font-weight-complex="normal"/>
    </style:style>
    <style:style style:name="T28" style:family="text">
      <style:text-properties fo:font-size="16pt" fo:font-weight="normal" officeooo:rsid="00310acb" style:font-size-asian="14pt" style:font-weight-asian="normal" style:font-size-complex="16pt" style:font-weight-complex="normal"/>
    </style:style>
    <style:style style:name="T29" style:family="text">
      <style:text-properties fo:font-size="16pt" fo:font-style="italic" officeooo:rsid="0006c289" style:font-size-asian="14pt" style:font-style-asian="italic" style:font-size-complex="16pt" style:font-style-complex="italic"/>
    </style:style>
    <style:style style:name="T30" style:family="text">
      <style:text-properties fo:font-size="16pt" fo:font-style="italic" officeooo:rsid="000b6e56" style:font-size-asian="14pt" style:font-style-asian="italic" style:font-size-complex="16pt" style:font-style-complex="italic"/>
    </style:style>
    <style:style style:name="T31" style:family="text">
      <style:text-properties fo:font-size="16pt" fo:font-style="italic" style:text-underline-style="none" fo:font-weight="bold" style:font-size-asian="14pt" style:font-style-asian="italic" style:font-weight-asian="bold" style:font-size-complex="16pt" style:font-style-complex="italic" style:font-weight-complex="bold"/>
    </style:style>
    <style:style style:name="T32" style:family="text">
      <style:text-properties fo:font-size="16pt" fo:font-style="italic" style:text-underline-style="solid" style:text-underline-width="auto" style:text-underline-color="font-color" fo:font-weight="normal" officeooo:rsid="000f6939" style:font-size-asian="14pt" style:font-style-asian="italic" style:font-weight-asian="normal" style:font-size-complex="16pt" style:font-style-complex="italic" style:font-weight-complex="normal"/>
    </style:style>
    <style:style style:name="T33" style:family="text">
      <style:text-properties fo:font-size="16pt" fo:font-style="italic" style:text-underline-style="solid" style:text-underline-width="auto" style:text-underline-color="font-color" fo:font-weight="normal" officeooo:rsid="001a3b8d" style:font-size-asian="14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size="16pt" fo:font-style="normal" fo:font-weight="bold" officeooo:rsid="000c8b84" style:font-size-asian="14pt" style:font-style-asian="normal" style:font-weight-asian="bold" style:font-size-complex="16pt" style:font-style-complex="normal" style:font-weight-complex="bold"/>
    </style:style>
    <style:style style:name="T35" style:family="text">
      <style:text-properties fo:font-size="16pt" fo:font-style="normal" style:text-underline-style="none" fo:font-weight="normal" officeooo:rsid="000f6939" style:font-size-asian="14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variant="normal" fo:text-transform="none" style:use-window-font-color="true" loext:opacity="0%" style:font-name="Liberation Serif" fo:font-size="16pt" fo:letter-spacing="normal" fo:font-style="normal" fo:font-weight="normal" officeooo:rsid="00053961" style:font-size-asian="16pt" style:font-weight-asian="normal" style:font-size-complex="16pt" style:font-weight-complex="normal"/>
    </style:style>
    <style:style style:name="T37" style:family="text">
      <style:text-properties fo:font-variant="normal" fo:text-transform="none" style:use-window-font-color="true" loext:opacity="0%" style:font-name="Whitney" fo:font-size="12pt" fo:letter-spacing="normal" fo:font-style="normal" fo:font-weight="normal" officeooo:rsid="00310acb" style:font-size-asian="14pt" style:font-weight-asian="bold" style:font-size-complex="16pt" style:font-weight-complex="bold"/>
    </style:style>
    <style:style style:name="T38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310acb" style:font-size-asian="14pt" style:font-weight-asian="bold" style:font-size-complex="16pt" style:font-weight-complex="bold"/>
    </style:style>
    <style:style style:name="T39" style:family="text">
      <style:text-properties fo:font-variant="normal" fo:text-transform="none" style:use-window-font-color="true" loext:opacity="0%" style:font-name="Liberation Serif" fo:font-size="16pt" fo:letter-spacing="normal" fo:font-style="normal" fo:font-weight="normal" officeooo:rsid="00310acb" style:font-size-asian="16pt" style:font-weight-asian="bold" style:font-size-complex="16pt" style:font-weight-complex="bold"/>
    </style:style>
    <style:style style:name="T40" style:family="text">
      <style:text-properties fo:font-variant="normal" fo:text-transform="none" style:use-window-font-color="true" loext:opacity="0%" style:font-name="Liberation Serif" fo:font-size="16pt" fo:letter-spacing="normal" fo:font-style="normal" fo:font-weight="bold" officeooo:rsid="00310acb" style:font-size-asian="16pt" style:font-weight-asian="bold" style:font-size-complex="16pt" style:font-weight-complex="bold"/>
    </style:style>
    <style:style style:name="T41" style:family="text">
      <style:text-properties fo:font-variant="normal" fo:text-transform="none" style:use-window-font-color="true" loext:opacity="0%" style:font-name="Liberation Serif" fo:font-size="16pt" fo:letter-spacing="normal" fo:font-style="italic" fo:font-weight="normal" officeooo:rsid="00310acb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variant="normal" fo:text-transform="none" fo:color="#dcddde" loext:opacity="100%" style:font-name="Whitney" fo:font-size="12pt" fo:letter-spacing="normal" fo:font-style="normal" fo:font-weight="normal" officeooo:rsid="00310acb" style:font-size-asian="14pt" style:font-weight-asian="bold" style:font-size-complex="16pt" style:font-weight-complex="bold"/>
    </style:style>
    <style:style style:name="T43" style:family="text">
      <style:text-properties style:font-name="Liberation Serif" fo:font-size="16pt" fo:font-weight="normal" style:font-size-asian="14pt" style:font-weight-asian="normal" style:font-size-complex="16pt" style:font-weight-complex="normal"/>
    </style:style>
    <style:style style:name="T44" style:family="text">
      <style:text-properties style:use-window-font-color="true" loext:opacity="0%" style:font-name="Liberation Serif" fo:font-size="16pt" fo:font-weight="normal" officeooo:rsid="00053961" style:font-size-asian="16pt" style:font-weight-asian="normal" style:font-size-complex="16pt" style:font-weight-complex="normal"/>
    </style:style>
    <style:style style:name="T45" style:family="text">
      <style:text-properties style:use-window-font-color="true" loext:opacity="0%" fo:font-size="16pt" fo:font-weight="bold" officeooo:rsid="00310acb" style:font-size-asian="14pt" style:font-weight-asian="bold" style:font-size-complex="16pt" style:font-weight-complex="bold"/>
    </style:style>
    <style:style style:name="T46" style:family="text">
      <style:text-properties style:use-window-font-color="true" loext:opacity="0%" style:font-name="Liberation Serif" fo:font-size="16pt" fo:font-weight="bold" officeooo:rsid="00310acb" style:font-size-asian="14pt" style:font-weight-asian="bold" style:font-size-complex="16pt" style:font-weight-complex="bold"/>
    </style:style>
    <style:style style:name="T47" style:family="text">
      <style:text-properties style:use-window-font-color="true" loext:opacity="0%" style:font-name="Liberation Serif" fo:font-size="16pt" fo:font-weight="bold" officeooo:rsid="00310acb" style:font-size-asian="16pt" style:font-weight-asian="bold" style:font-size-complex="16pt" style:font-weight-complex="bold"/>
    </style:style>
    <style:style style:name="T48" style:family="text">
      <style:text-properties style:use-window-font-color="true" loext:opacity="0%" style:font-name="Liberation Serif" fo:font-size="16pt" fo:font-style="italic" fo:font-weight="bold" officeooo:rsid="00310acb" style:font-size-asian="16pt" style:font-style-asian="italic" style:font-weight-asian="bold" style:font-size-complex="16pt" style:font-style-complex="italic" style:font-weight-complex="bold"/>
    </style:style>
    <style:style style:name="T49" style:family="text">
      <style:text-properties officeooo:rsid="000c8b84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0c8b84" style:font-weight-asian="bold" style:font-weight-complex="bold"/>
    </style:style>
    <style:style style:name="T52" style:family="text">
      <style:text-properties fo:font-weight="bold" officeooo:rsid="000e71fe" style:font-weight-asian="bold" style:font-weight-complex="bold"/>
    </style:style>
    <style:style style:name="T53" style:family="text">
      <style:text-properties fo:font-weight="bold" officeooo:rsid="0015bb2e" style:font-weight-asian="bold" style:font-weight-complex="bold"/>
    </style:style>
    <style:style style:name="T54" style:family="text">
      <style:text-properties fo:font-weight="bold" officeooo:rsid="000b6e56" style:font-weight-asian="bold" style:font-weight-complex="bold"/>
    </style:style>
    <style:style style:name="T55" style:family="text">
      <style:text-properties fo:font-weight="bold" officeooo:rsid="001451cf" style:font-weight-asian="bold" style:font-weight-complex="bold"/>
    </style:style>
    <style:style style:name="T56" style:family="text">
      <style:text-properties fo:color="#c9211e" loext:opacity="100%" fo:font-size="16pt" fo:font-weight="bold" officeooo:rsid="00053961" style:font-size-asian="14pt" style:font-weight-asian="bold" style:font-size-complex="16pt" style:font-weight-complex="bold"/>
    </style:style>
    <style:style style:name="T57" style:family="text">
      <style:text-properties fo:color="#c9211e" loext:opacity="100%" fo:font-size="16pt" fo:font-weight="bold" officeooo:rsid="00310acb" style:font-size-asian="14pt" style:font-weight-asian="bold" style:font-size-complex="16pt" style:font-weight-complex="bold"/>
    </style:style>
    <style:style style:name="T58" style:family="text">
      <style:text-properties fo:font-weight="normal" officeooo:rsid="000e71fe" style:font-weight-asian="normal" style:font-weight-complex="normal"/>
    </style:style>
    <style:style style:name="T59" style:family="text">
      <style:text-properties fo:font-weight="normal" officeooo:rsid="002d65b8" style:font-weight-asian="normal" style:font-weight-complex="normal"/>
    </style:style>
    <style:style style:name="T60" style:family="text">
      <style:text-properties officeooo:rsid="000b6e5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officeooo:rsid="000e71fe"/>
    </style:style>
    <style:style style:name="T63" style:family="text">
      <style:text-properties officeooo:rsid="002c1e0d"/>
    </style:style>
    <style:style style:name="T64" style:family="text">
      <style:text-properties officeooo:rsid="00310a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56">Character Creation: </text:span><text:span text:style-name="T8"><text:line-break/></text:span><text:span text:style-name="T9">Intelligence Modifier: </text:span><text:span text:style-name="T18">You </text:span><text:span text:style-name="T22">gain proficiency in</text:span><text:span text:style-name="T18"> a number of </text:span><text:span text:style-name="T22">skills, tools</text:span><text:span text:style-name="T18"> and/or languages equal to your Intelligence modifier.</text:span></text:p>
      <text:p text:style-name="P32"><text:span text:style-name="T18"/></text:p>
      <text:p text:style-name="P32"><text:span text:style-name="T17">Rolling Stats:</text:span><text:span text:style-name="T28"> </text:span><text:span text:style-name="T41">10 + d6</text:span><text:span text:style-name="T40"> |</text:span><text:span text:style-name="T39"> </text:span><text:span text:style-name="T41">15 - d6</text:span><text:span text:style-name="T39"> | </text:span><text:span text:style-name="T41">10 + d8 </text:span><text:span text:style-name="T39">| </text:span><text:span text:style-name="T41">15 – d8</text:span><text:span text:style-name="T39"> | </text:span><text:span text:style-name="T41">8 + d10</text:span><text:span text:style-name="T39"> | </text:span><text:span text:style-name="T41">17 - d10</text:span><text:span text:style-name="T48"> </text:span></text:p>
      <text:p text:style-name="P33"/>
      <text:p text:style-name="P30"><text:span text:style-name="T14">HP Rolls: </text:span><text:span text:style-name="T26">Reroll HP rolls of 1s.<text:line-break/></text:span></text:p>
      <text:p text:style-name="P26"><text:span text:style-name="T8">H</text:span><text:span text:style-name="T9">omebrew o</text:span><text:span text:style-name="T15">r</text:span><text:span text:style-name="T9"> UA </text:span><text:span text:style-name="T15">Classes/Subclasses</text:span><text:span text:style-name="T9">:</text:span><text:span text:style-name="T18"> Ask </text:span><text:span text:style-name="T25">the DM </text:span><text:span text:style-name="T18">first.</text:span></text:p>
      <text:p text:style-name="P11"/>
      <text:p text:style-name="P5">Classes:</text:p>
      <text:p text:style-name="P14"><text:span text:style-name="T50">Paladins:</text:span> You gain your subclass at Lv1 but you gain its abilities at Lv3 as normal.</text:p>
      <text:p text:style-name="P14"/>
      <text:p text:style-name="P15"><text:span text:style-name="T50">Sorcerers:</text:span> If your Sorcerer Subclass doesn't give you additional spells, the DM will give your Sorcerer <text:span text:style-name="T63">some </text:span>additional spells relevant to the subclass.</text:p>
      <text:p text:style-name="P8"/>
      <text:p text:style-name="P13"><text:span text:style-name="T50">Warlock</text:span><text:span text:style-name="T53">s</text:span><text:span text:style-name="T50">:</text:span> You may choose to use Intelligence instead of Charisma as the main characteristic of this class.</text:p>
      <text:p text:style-name="P10"/>
      <text:p text:style-name="P3">Ability Changes:</text:p>
      <text:p text:style-name="P2"><text:span text:style-name="T8">Counte</text:span><text:span text:style-name="T10">r</text:span><text:span text:style-name="T8"> Charm: </text:span><text:span text:style-name="T21">Changed to </text:span><text:span text:style-name="T20">"</text:span><text:span text:style-name="T43">As an action, you may choose any number of allies in a 30ft range around you that are charmed or frightned. Make a Performance Check against the spell DC of whom is causing this effect. If you succed, the charm or fear ends. </text:span><text:span text:style-name="T36">A creature must be able to hear you to gain this benefit. The Performance ends early if you are Incapacitated or silenced or if you voluntarily end it (no action required).</text:span><text:span text:style-name="T44">"</text:span></text:p>
      <text:p text:style-name="P9"/>
      <text:p text:style-name="P1"><text:span text:style-name="T8">Eldritch Blast:</text:span><text:span text:style-name="T2"> </text:span><text:span text:style-name="T18">S</text:span><text:span text:style-name="T19">ome Patrons changes your Eldritch Blast type of damage</text:span><text:span text:style-name="T4"> (i.e. </text:span><text:span text:style-name="T29">Undying = necrotic</text:span><text:span text:style-name="T4">; </text:span><text:span text:style-name="T29">Celestial = </text:span><text:span text:style-name="T30">r</text:span><text:span text:style-name="T29">adiant</text:span><text:span text:style-name="T4">; </text:span><text:span text:style-name="T29">Fiend = </text:span><text:span text:style-name="T30">f</text:span><text:span text:style-name="T29">ire</text:span><text:span text:style-name="T4">; etc).</text:span></text:p>
      <text:p text:style-name="P17"/>
      <text:p text:style-name="P2"><text:span text:style-name="T8">H</text:span><text:span text:style-name="T7">ealing Spirit (</text:span><text:span text:style-name="T31">spell</text:span><text:span text:style-name="T7">):</text:span><text:span text:style-name="T1"> </text:span><text:span text:style-name="T6">Can o</text:span><text:span text:style-name="T1">nly </text:span><text:span text:style-name="T6">be</text:span><text:span text:style-name="T1"> </text:span><text:span text:style-name="T6">cast during</text:span><text:span text:style-name="T1"> combat.</text:span></text:p>
      <text:p text:style-name="P22"/>
      <text:p text:style-name="P1"><text:span text:style-name="T16">Vicious</text:span><text:span text:style-name="T13"> Mockery:</text:span><text:span text:style-name="T5"> If V</text:span><text:span text:style-name="T3">icious </text:span><text:span text:style-name="T5">M</text:span><text:span text:style-name="T3">ockery </text:span><text:span text:style-name="T5">makes the DM</text:span><text:span text:style-name="T3"> genuinely laugh, it </text:span><text:span text:style-name="T5">does</text:span><text:span text:style-name="T3"> double damage.</text:span></text:p>
      <text:p text:style-name="P17"/>
      <text:p text:style-name="P1"><text:span text:style-name="T8">Stunning Strike:</text:span><text:span text:style-name="T2"> </text:span><text:span text:style-name="T6">You can try to use this ability only o</text:span><text:span text:style-name="T2">nce per turn.</text:span></text:p>
      <text:p text:style-name="P19"/>
      <text:p text:style-name="P6">Equipment:</text:p>
      <text:p text:style-name="P16"><text:soft-page-break/><text:span text:style-name="T54">Firearms: </text:span><text:span text:style-name="T60">Firearms exists in this world, but you still need proficiency to use them effectively.</text:span></text:p>
      <text:p text:style-name="P25"/>
      <text:p text:style-name="P31"><text:span text:style-name="T11">Peculiar </text:span><text:span text:style-name="T9">W</text:span><text:span text:style-name="T11">eapons:</text:span><text:span text:style-name="T21"> If you want a weapon that is not in the PHB </text:span><text:span text:style-name="T27">and it</text:span><text:span text:style-name="T24"> isn't a weapon re-skin (i.e. gladius and shortsword), </text:span><text:span text:style-name="T27">you may ask the DM to</text:span><text:span text:style-name="T21"> make the stats and traits of said weapon (</text:span><text:span text:style-name="T22">i.e.</text:span><text:span text:style-name="T21"> a heavy flail, a man catcher, a </text:span><text:span text:style-name="T24">scythe or brass knuckles</text:span><text:span text:style-name="T21">).</text:span></text:p>
      <text:p text:style-name="P12"/>
      <text:p text:style-name="P31"><text:span text:style-name="T11">S</text:span><text:span text:style-name="T12">pears:</text:span><text:span text:style-name="T23"> Spears and Tridents now have Reach and Tridents deal 1d8 (Versitile 1d10).</text:span></text:p>
      <text:p text:style-name="P18"/>
      <text:p text:style-name="P4">Extra Things:</text:p>
      <text:p text:style-name="P29"><text:span text:style-name="T55">Creative</text:span><text:span text:style-name="T52"> Adventurers:</text:span><text:span text:style-name="T62"> A skill check in combat is free to attempt, but may require an action or bonus action to actually complete if you are successful, at the DM's discretion.</text:span></text:p>
      <text:p text:style-name="P4"/>
      <text:p text:style-name="P28"><text:span text:style-name="T34">Critical Hits:</text:span><text:span text:style-name="T12"> </text:span><text:span text:style-name="T23">Crits do 1 die of max damage plus the standard. </text:span><text:span text:style-name="T24">[i.e. a longsword crit will deal </text:span><text:span text:style-name="T32">1d8+8+str</text:span><text:span text:style-name="T24"> instead of </text:span><text:span text:style-name="T33">2</text:span><text:span text:style-name="T32">d8+str</text:span><text:span text:style-name="T35">]</text:span></text:p>
      <text:p text:style-name="P7"/>
      <text:p text:style-name="P20"><text:span text:style-name="T51">Flashing Before Your Eyes:</text:span><text:span text:style-name="T49"> </text:span>Any time you are incapacitated for your turn, the DM will ask you a question about your character or their history. If you answer the question, you get inspiration.</text:p>
      <text:p text:style-name="P24">[One inspiration per PC per session tho.]</text:p>
      <text:p text:style-name="P23">(i.e. "<text:span text:style-name="T61">Is this the nearest you've ever come to death?</text:span>").</text:p>
      <text:p text:style-name="P20"/>
      <text:p text:style-name="P20"><text:span text:style-name="T50">Force of Will:</text:span> At any time on your turn, you can give yourself a point of Exhaustion to push yourself beyond your limit and gain an additional action.</text:p>
      <text:p text:style-name="P20"/>
      <text:p text:style-name="P21"><text:span text:style-name="T52">Fresh Start: </text:span><text:span text:style-name="T58">If you see that you don't like how your Character plays (i.e. "This subclass/class is not my cup of tea"), you can make/change your PC and we'll all just pretend you were always that way, make the old PC "leave the party" or play a custom side-quest that will explain why the Fighter became a Warlock </text:span><text:span text:style-name="T59">or viceversa</text:span><text:span text:style-name="T58">.</text:span></text:p>
      <text:p text:style-name="P21"/>
      <text:p text:style-name="P27"><text:span text:style-name="T9">Spells per Turn: </text:span><text:span text:style-name="T3">You can cast any number of spells per turn that you have the relevant actions for. Burn them spell slots if you want to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Whitney" svg:font-family="Whitney, 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5-23T14:09:31.772000000</dc:date>
    <meta:editing-duration>PT2H12M51S</meta:editing-duration>
    <meta:editing-cycles>26</meta:editing-cycles>
    <meta:document-statistic meta:table-count="0" meta:image-count="0" meta:object-count="0" meta:page-count="2" meta:paragraph-count="27" meta:word-count="551" meta:character-count="3099" meta:non-whitespace-character-count="2571"/>
  </office:meta>
</office:document-meta>
</file>